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 style:data-style-name="N2" text:time-value="14:40:07.18771711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1-11-14T14:40:50.369495828</dc:date>
    <meta:editing-cycles>25</meta:editing-cycles>
    <meta:editing-duration>PT2H48M</meta:editing-duration>
    <meta:generator>LibreOffice/7.2.2.2$Linux_X86_64 LibreOffice_project/20$Build-2</meta:generator>
    <meta:document-statistic meta:table-count="1" meta:cell-count="111" meta:object-count="0"/>
    <meta:user-defined meta:name="AppVersion">15.0000</meta:user-defined>
  </office:meta>
</office:document-meta>
</file>